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gif" manifest:media-type="image/gif"/>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5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1">
      <style:graphic-properties fo:wrap-option="wrap" fo:padding-top="0.05in" fo:padding-bottom="0.05in" fo:padding-left="0.1in" fo:padding-right="0.1in" draw:textarea-vertical-align="middle" draw:textarea-horizontal-align="center" draw:fill="gradient" draw:fill-gradient-name="a430" draw:stroke="none" draw:auto-grow-width="false" draw:auto-grow-height="false" style:protect="position size"/>
      <style:paragraph-properties style:font-independent-line-spacing="true" style:writing-mode="lr-tb"/>
    </style:style>
    <style:style style:family="graphic" style:name="a358">
      <style:graphic-properties draw:fill="none" draw:stroke="solid" svg:stroke-width="0.02778in" svg:stroke-color="#ffffff" svg:stroke-opacity="100%" draw:stroke-linejoin="bevel" svg:stroke-linecap="square" style:protect="position siz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9" style:parent-style-name="Graphics">
      <style:graphic-properties draw:fill="none" draw:stroke="non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Univer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draw:fill="none" draw:stroke="solid" svg:stroke-width="0.02778in" svg:stroke-color="#ffffff" svg:stroke-opacity="100%" draw:stroke-linejoin="bevel" svg:stroke-linecap="square" style:protect="position size"/>
    </style:style>
    <style:style style:family="graphic" style:name="a40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gradient" draw:fill-gradient-name="a469" draw:stroke="none" draw:auto-grow-width="false" draw:auto-grow-height="false" style:protect="position size"/>
      <style:paragraph-properties style:font-independent-line-spacing="true" style:writing-mode="lr-tb"/>
    </style:style>
    <style:style style:family="graphic" style:name="a405" style:parent-style-name="Graphics">
      <style:graphic-properties draw:fill="none" fo:clip="rect(2.83335in, 0.63408in, 2.84182in, 0.92623in)" draw:stroke="non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6" style:parent-style-name="Graphics">
      <style:graphic-properties draw:fill="none" draw:stroke="none"/>
    </style:style>
    <style:style style:family="graphic" style:name="a39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0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8">
      <style:graphic-properties draw:fill="none" draw:stroke="solid" svg:stroke-width="0.02778in" svg:stroke-color="#2683c6" svg:stroke-opacity="100%" draw:stroke-linejoin="bevel" svg:stroke-linecap="square" style:protect="position siz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476">
      <style:graphic-properties draw:fill="none" draw:stroke="solid" svg:stroke-width="0.02778in" svg:stroke-color="#ffffff" svg:stroke-opacity="100%" draw:stroke-linejoin="bevel" svg:stroke-linecap="square" style:protect="position size"/>
    </style:style>
    <style:style style:family="graphic" style:name="a477" style:parent-style-name="Graphics">
      <style:graphic-properties draw:fill="none" fo:clip="rect(2.83335in, 0.63408in, 2.84182in, 0.92623in)" draw:stroke="non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parent-style-name="Graphics">
      <style:graphic-properties draw:fill="none" draw:stroke="non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4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369" style:parent-style-name="Graphics">
      <style:graphic-properties draw:fill="none" fo:clip="rect(2.97315in, 0.66536in, 2.982in, 0.9719in)" draw:stroke="non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47">
      <style:graphic-properties draw:fill="none" draw:stroke="solid" svg:stroke-width="0.02778in" svg:stroke-color="#ffffff" svg:stroke-opacity="100%" draw:stroke-linejoin="bevel" svg:stroke-linecap="square" style:protect="position size"/>
    </style:style>
    <style:style style:family="graphic" style:name="a448" style:parent-style-name="Graphics">
      <style:graphic-properties draw:fill="none" fo:clip="rect(2.83335in, 0.63408in, 2.84182in, 0.92623in)" draw:stroke="none"/>
    </style:style>
    <style:style style:family="presentation" style:name="a449">
      <style:graphic-properties draw:fill="none" draw:stroke="non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gradient" draw:fill-gradient-name="a411" draw:stroke="none" draw:auto-grow-width="false" draw:auto-grow-height="false" style:protect="position siz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Univers"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Univers"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370" style:parent-style-name="Graphics">
      <style:graphic-properties draw:fill="none" draw:stroke="none"/>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center" draw:fill="gradient" draw:fill-gradient-name="a374" draw:stroke="none" draw:auto-grow-width="false" draw:auto-grow-height="false" style:protect="position size"/>
      <style:paragraph-properties style:font-independent-line-spacing="true" style:writing-mode="lr-tb"/>
    </style:style>
    <style:style style:family="text" style:name="a376">
      <style:text-properties fo:text-transform="uppercas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7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none" draw:stroke="solid" svg:stroke-width="0.02778in" svg:stroke-color="#2683c6" svg:stroke-opacity="100%" draw:stroke-linejoin="bevel" svg:stroke-linecap="square" style:protect="position siz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gradient" draw:fill-gradient-name="a454" draw:stroke="none" draw:auto-grow-width="false" draw:auto-grow-height="false" style:protect="position siz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Univer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draw:fill="none" draw:stroke="solid" svg:stroke-width="0.02778in" svg:stroke-color="#ffffff" svg:stroke-opacity="100%" draw:stroke-linejoin="bevel" svg:stroke-linecap="square" style:protect="position size"/>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21">
      <style:graphic-properties draw:fill="none" draw:stroke="non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25" style:parent-style-name="Graphics">
      <style:graphic-properties draw:fill="none" fo:clip="rect(2.83335in, 0.63408in, 2.84182in, 0.92623in)" draw:stroke="non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27">
      <style:graphic-properties draw:fill="none" draw:stroke="solid" svg:stroke-width="0.02778in" svg:stroke-color="#2683c6" svg:stroke-opacity="100%" draw:stroke-linejoin="bevel" svg:stroke-linecap="square" style:protect="position siz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parent-style-name="Graphics">
      <style:graphic-properties draw:fill="none" draw:stroke="none" draw:image-opacity="100%"/>
    </style:style>
    <style:style style:family="graphic" style:name="a3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resentation" style:name="a462">
      <style:graphic-properties draw:fill="none" draw:stroke="none" draw:image-opacity="100%"/>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draw:fill="none" draw:stroke="solid" svg:stroke-width="0.02778in" svg:stroke-color="#ffffff" svg:stroke-opacity="100%" draw:stroke-linejoin="bevel" svg:stroke-linecap="square" style:protect="position size"/>
    </style:style>
    <style:style style:family="graphic" style:name="a464" style:parent-style-name="Graphics">
      <style:graphic-properties draw:fill="none" fo:clip="rect(2.83335in, 0.63408in, 2.84182in, 0.92623in)" draw:stroke="none"/>
    </style:style>
    <style:style style:family="drawing-page" style:name="a4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6">
      <style:graphic-properties draw:fill="none" draw:stroke="solid" svg:stroke-width="0.02778in" svg:stroke-color="#2683c6" svg:stroke-opacity="100%" draw:stroke-linejoin="bevel" svg:stroke-linecap="square" style:protect="position siz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fo:wrap-option="wrap" fo:padding-top="0.05in" fo:padding-bottom="0.05in" fo:padding-left="0.1in" fo:padding-right="0.1in" draw:textarea-vertical-align="middle" draw:textarea-horizontal-align="center" draw:fill="gradient" draw:fill-gradient-name="a349" draw:stroke="none" draw:auto-grow-width="false" draw:auto-grow-height="false" style:protect="position size"/>
      <style:paragraph-properties style:font-independent-line-spacing="true" style:writing-mode="lr-tb"/>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46" draw:master-page-name="Master1-Layout1-title-Title-Slide" presentation:presentation-page-layout-name="Master1-PPL1" draw:id="Slide-256">
        <draw:custom-shape svg:x="0in" svg:y="0in" svg:width="13.33333in" svg:height="7.5in" draw:id="id74" draw:style-name="a350" draw:name="Rectangle 8">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frame draw:id="id75" presentation:style-name="a357" draw:name="Subtitle 2" svg:x="1.42369in" svg:y="5.40236in" svg:width="4.94089in" svg:height="1.31028in" presentation:class="subtitle" presentation:placeholder="false">
          <draw:text-box>
            <text:p text:style-name="a352" text:class-names="" text:cond-style-name=""><text:span text:style-name="a351" text:class-names="">André Custódio, 20220112</text:span></text:p>
            <text:p text:style-name="a354" text:class-names="" text:cond-style-name=""><text:span text:style-name="a353" text:class-names="">André Mendes, 20220355</text:span></text:p>
            <text:p text:style-name="a356" text:class-names="" text:cond-style-name=""><text:span text:style-name="a355" text:class-names="">Steve Vilas, 20200856</text:span></text:p>
          </draw:text-box>
          <svg:title/>
          <svg:desc/>
        </draw:frame>
        <draw:connector draw:type="line" svg:x1="1.42308in" svg:y1="3.82362in" svg:x2="1.42308in" svg:y2="7.49029in" draw:id="id76" draw:style-name="a358" draw:name="Straight Connector 10">
          <svg:title/>
          <svg:desc/>
        </draw:connector>
        <draw:frame draw:id="id77" draw:style-name="a359" draw:name="Picture 3" svg:x="6.77722in" svg:y="4.86374in" svg:width="4.41669in" svg:height="1.32501in" style:rel-width="scale" style:rel-height="scale">
          <draw:image xlink:href="media/image1.png" xlink:type="simple" xlink:show="embed" xlink:actuate="onLoad"/>
          <svg:title/>
          <svg:desc>A black background with letters

AI-generated content may be incorrect.</svg:desc>
        </draw:frame>
        <draw:custom-shape svg:x="12.27118in" svg:y="2.51086in" svg:width="0.16572in" svg:height="0.16572in" draw:id="id78" draw:style-name="a362" draw:name="Graphic 22">
          <svg:title/>
          <svg:desc/>
          <text:p text:style-name="a361" text:class-names="" text:cond-style-name=""><text:span text:style-name="a360" text:class-names=""/></text:p>
          <draw:enhanced-geometry xmlns:dr3d="urn:oasis:names:tc:opendocument:xmlns:dr3d:1.0" draw:type="non-primitive" svg:viewBox="0 0 151536 151536"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51536"/>
            <draw:equation draw:name="f2" draw:formula="141251"/>
            <draw:equation draw:name="f3" draw:formula="65483"/>
            <draw:equation draw:name="f4" draw:formula="86053"/>
            <draw:equation draw:name="f5" draw:formula="10285"/>
            <draw:equation draw:name="f6" draw:formula="4605"/>
            <draw:equation draw:name="f7" draw:formula="81448"/>
            <draw:equation draw:name="f8" draw:formula="75768"/>
            <draw:equation draw:name="f9" draw:formula="70088"/>
            <draw:equation draw:name="f10" draw:formula="146931"/>
            <draw:equation draw:name="f11" draw:formula="?f1 - ?f0"/>
            <draw:equation draw:name="f12" draw:formula="?f11 / 151536"/>
            <draw:equation draw:name="f13" draw:formula="141251 * ?f11"/>
            <draw:equation draw:name="f14" draw:formula="65483 * ?f11"/>
            <draw:equation draw:name="f15" draw:formula="86053 * ?f11"/>
            <draw:equation draw:name="f16" draw:formula="10285 * ?f11"/>
            <draw:equation draw:name="f17" draw:formula="75768 * ?f11"/>
            <draw:equation draw:name="f18" draw:formula="0 * ?f11"/>
            <draw:equation draw:name="f19" draw:formula="151536 * ?f11"/>
            <draw:equation draw:name="f20" draw:formula="?f13 / 151536"/>
            <draw:equation draw:name="f21" draw:formula="?f14 / 151536"/>
            <draw:equation draw:name="f22" draw:formula="?f15 / 151536"/>
            <draw:equation draw:name="f23" draw:formula="?f16 / 151536"/>
            <draw:equation draw:name="f24" draw:formula="?f17 / 151536"/>
            <draw:equation draw:name="f25" draw:formula="?f18 / 151536"/>
            <draw:equation draw:name="f26" draw:formula="?f19 / 151536"/>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7182in" svg:y="3.01401in" svg:width="0.11879in" svg:height="0.11879in" draw:id="id79" draw:style-name="a365" draw:name="Graphic 23">
          <svg:title/>
          <svg:desc/>
          <text:p text:style-name="a364" text:class-names="" text:cond-style-name=""><text:span text:style-name="a363" text:class-names=""/></text:p>
          <draw:enhanced-geometry xmlns:dr3d="urn:oasis:names:tc:opendocument:xmlns:dr3d:1.0" draw:type="non-primitive" svg:viewBox="0 0 108625 10862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08625"/>
            <draw:equation draw:name="f2" draw:formula="54313"/>
            <draw:equation draw:name="f3" draw:formula="16053"/>
            <draw:equation draw:name="f4" draw:formula="75442"/>
            <draw:equation draw:name="f5" draw:formula="92572"/>
            <draw:equation draw:name="f6" draw:formula="33182"/>
            <draw:equation draw:name="f7" draw:formula="16074"/>
            <draw:equation draw:name="f8" draw:formula="33191"/>
            <draw:equation draw:name="f9" draw:formula="24317"/>
            <draw:equation draw:name="f10" draw:formula="84309"/>
            <draw:equation draw:name="f11" draw:formula="?f1 - ?f0"/>
            <draw:equation draw:name="f12" draw:formula="?f11 / 108625"/>
            <draw:equation draw:name="f13" draw:formula="54313 * ?f11"/>
            <draw:equation draw:name="f14" draw:formula="16053 * ?f11"/>
            <draw:equation draw:name="f15" draw:formula="92572 * ?f11"/>
            <draw:equation draw:name="f16" draw:formula="0 * ?f11"/>
            <draw:equation draw:name="f17" draw:formula="108625 * ?f11"/>
            <draw:equation draw:name="f18" draw:formula="?f13 / 108625"/>
            <draw:equation draw:name="f19" draw:formula="?f14 / 108625"/>
            <draw:equation draw:name="f20" draw:formula="?f15 / 108625"/>
            <draw:equation draw:name="f21" draw:formula="?f16 / 108625"/>
            <draw:equation draw:name="f22" draw:formula="?f17 / 10862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8.15617in" svg:y="6.9388in" svg:width="0.10472in" svg:height="0.10472in" draw:id="id80" draw:style-name="a368" draw:name="Graphic 21">
          <svg:title/>
          <svg:desc/>
          <text:p text:style-name="a367" text:class-names="" text:cond-style-name=""><text:span text:style-name="a366" text:class-names=""/></text:p>
          <draw:enhanced-geometry xmlns:dr3d="urn:oasis:names:tc:opendocument:xmlns:dr3d:1.0" draw:type="non-primitive" svg:viewBox="0 0 95759 95759"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5759"/>
            <draw:equation draw:name="f2" draw:formula="47880"/>
            <draw:equation draw:name="f3" draw:formula="74323"/>
            <draw:equation draw:name="f4" draw:formula="21436"/>
            <draw:equation draw:name="f5" draw:formula="?f1 - ?f0"/>
            <draw:equation draw:name="f6" draw:formula="?f5 / 95759"/>
            <draw:equation draw:name="f7" draw:formula="95759 * ?f5"/>
            <draw:equation draw:name="f8" draw:formula="47880 * ?f5"/>
            <draw:equation draw:name="f9" draw:formula="0 * ?f5"/>
            <draw:equation draw:name="f10" draw:formula="?f7 / 95759"/>
            <draw:equation draw:name="f11" draw:formula="?f8 / 95759"/>
            <draw:equation draw:name="f12" draw:formula="?f9 / 95759"/>
            <draw:equation draw:name="f13" draw:formula="?f0 / ?f6"/>
            <draw:equation draw:name="f14" draw:formula="?f1 / ?f6"/>
            <draw:equation draw:name="f15" draw:formula="?f10 / ?f6"/>
            <draw:equation draw:name="f16" draw:formula="?f11 / ?f6"/>
            <draw:equation draw:name="f17" draw:formula="?f12 / ?f6"/>
          </draw:enhanced-geometry>
        </draw:custom-shape>
        <draw:frame draw:id="id81" draw:style-name="a369" draw:name="Picture 4"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frame draw:id="id82" draw:style-name="a370" draw:name="Picture 7" svg:x="5.53646in" svg:y="1.86979in" svg:width="6.90625in" svg:height="2.98958in" style:rel-width="scale" style:rel-height="scale">
          <draw:image xlink:href="media/image3.png" xlink:type="simple" xlink:show="embed" xlink:actuate="onLoad"/>
          <svg:title/>
          <svg:desc>A close up of a piece of wood

AI-generated content may be incorrect.</svg:desc>
        </draw:frame>
      </draw:page>
      <draw:page draw:name="Slide2" draw:style-name="a371" draw:master-page-name="Master1-Layout1-title-Title-Slide" presentation:presentation-page-layout-name="Master1-PPL1" draw:id="Slide-257">
        <draw:custom-shape svg:x="0in" svg:y="0in" svg:width="13.33333in" svg:height="7.5in" draw:id="id83" draw:style-name="a375" draw:name="Rectangle 7">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frame draw:id="id84" presentation:style-name="a378" draw:name="Title 1" svg:x="4.24369in" svg:y="0.63795in" svg:width="7.83066in" svg:height="4.5547in" presentation:class="title" presentation:placeholder="false">
          <draw:text-box>
            <text:p text:style-name="a377" text:class-names="" text:cond-style-name=""><text:span text:style-name="a376" text:class-names="">S.T.A.R</text:span></text:p>
          </draw:text-box>
          <svg:title/>
          <svg:desc/>
        </draw:frame>
        <draw:frame draw:id="id85" presentation:style-name="a385" draw:name="Subtitle 2" svg:x="1.09217in" svg:y="2.36458in" svg:width="9.61095in" svg:height="4.71875in" presentation:class="subtitle" presentation:placeholder="false">
          <draw:text-box>
            <text:p text:style-name="a380" text:class-names="" text:cond-style-name=""><text:span text:style-name="a379" text:class-names=""/></text:p>
            <text:p text:style-name="a384" text:class-names="" text:cond-style-name=""><text:span text:style-name="a381" text:class-names="">Descrição do Projeto</text:span><text:span text:style-name="a382" text:class-names="">: Surveillance &amp; Tactical Autonomous Rover (Sistema Terrestre de Análise e Reconhecimento) ou o seu acrónimo S.T.A.R é um veículo com a capacidade de ajudar o homem em algumas tarefas difíceis ou impossíveis. Este veículo irá possibilitar ajudar meteorologistas em algumas atividades como, transporte de material de locais perigosos, medir temperatura do espaço, gravar o som do espaço, entre outras tarefas mais pequenas. Estes valores irão estar todos recebidos pelo ESP32 e visualizados numa dashboard.</text:span><text:span text:style-name="a383" text:class-names=""/></text:p>
          </draw:text-box>
          <svg:title/>
          <svg:desc/>
        </draw:frame>
        <draw:custom-shape svg:x="3.79961in" svg:y="0.63795in" svg:width="0.15205in" svg:height="0.15205in" draw:id="id86" draw:style-name="a388" draw:name="Graphic 13">
          <svg:title/>
          <svg:desc/>
          <text:p text:style-name="a387" text:class-names="" text:cond-style-name=""><text:span text:style-name="a386"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4.19197in" svg:y="0.88871in" svg:width="0.09967in" svg:height="0.09967in" draw:id="id87" draw:style-name="a391" draw:name="Graphic 12">
          <svg:title/>
          <svg:desc/>
          <text:p text:style-name="a390" text:class-names="" text:cond-style-name=""><text:span text:style-name="a389"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3.78261in" svg:y="1.13415in" svg:width="0.13967in" svg:height="0.13967in" draw:id="id88" draw:style-name="a394" draw:name="Graphic 15">
          <svg:title/>
          <svg:desc/>
          <text:p text:style-name="a393" text:class-names="" text:cond-style-name=""><text:span text:style-name="a392"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onnector draw:type="line" svg:x1="0.93626in" svg:y1="3.83096in" svg:x2="0.93626in" svg:y2="7.49029in" draw:id="id89" draw:style-name="a395" draw:name="Straight Connector 15">
          <svg:title/>
          <svg:desc/>
        </draw:connector>
        <draw:custom-shape svg:x="11.85086in" svg:y="6.16435in" svg:width="0.16572in" svg:height="0.16572in" draw:id="id90" draw:style-name="a398" draw:name="Graphic 22">
          <svg:title/>
          <svg:desc/>
          <text:p text:style-name="a397" text:class-names="" text:cond-style-name=""><text:span text:style-name="a396" text:class-names=""/></text:p>
          <draw:enhanced-geometry xmlns:dr3d="urn:oasis:names:tc:opendocument:xmlns:dr3d:1.0" draw:type="non-primitive" svg:viewBox="0 0 151536 151536"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51536"/>
            <draw:equation draw:name="f2" draw:formula="141251"/>
            <draw:equation draw:name="f3" draw:formula="65483"/>
            <draw:equation draw:name="f4" draw:formula="86053"/>
            <draw:equation draw:name="f5" draw:formula="10285"/>
            <draw:equation draw:name="f6" draw:formula="4605"/>
            <draw:equation draw:name="f7" draw:formula="81448"/>
            <draw:equation draw:name="f8" draw:formula="75768"/>
            <draw:equation draw:name="f9" draw:formula="70088"/>
            <draw:equation draw:name="f10" draw:formula="146931"/>
            <draw:equation draw:name="f11" draw:formula="?f1 - ?f0"/>
            <draw:equation draw:name="f12" draw:formula="?f11 / 151536"/>
            <draw:equation draw:name="f13" draw:formula="141251 * ?f11"/>
            <draw:equation draw:name="f14" draw:formula="65483 * ?f11"/>
            <draw:equation draw:name="f15" draw:formula="86053 * ?f11"/>
            <draw:equation draw:name="f16" draw:formula="10285 * ?f11"/>
            <draw:equation draw:name="f17" draw:formula="75768 * ?f11"/>
            <draw:equation draw:name="f18" draw:formula="0 * ?f11"/>
            <draw:equation draw:name="f19" draw:formula="151536 * ?f11"/>
            <draw:equation draw:name="f20" draw:formula="?f13 / 151536"/>
            <draw:equation draw:name="f21" draw:formula="?f14 / 151536"/>
            <draw:equation draw:name="f22" draw:formula="?f15 / 151536"/>
            <draw:equation draw:name="f23" draw:formula="?f16 / 151536"/>
            <draw:equation draw:name="f24" draw:formula="?f17 / 151536"/>
            <draw:equation draw:name="f25" draw:formula="?f18 / 151536"/>
            <draw:equation draw:name="f26" draw:formula="?f19 / 151536"/>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29787in" svg:y="6.6675in" svg:width="0.11879in" svg:height="0.11879in" draw:id="id91" draw:style-name="a401" draw:name="Graphic 23">
          <svg:title/>
          <svg:desc/>
          <text:p text:style-name="a400" text:class-names="" text:cond-style-name=""><text:span text:style-name="a399" text:class-names=""/></text:p>
          <draw:enhanced-geometry xmlns:dr3d="urn:oasis:names:tc:opendocument:xmlns:dr3d:1.0" draw:type="non-primitive" svg:viewBox="0 0 108625 10862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08625"/>
            <draw:equation draw:name="f2" draw:formula="54313"/>
            <draw:equation draw:name="f3" draw:formula="16053"/>
            <draw:equation draw:name="f4" draw:formula="75442"/>
            <draw:equation draw:name="f5" draw:formula="92572"/>
            <draw:equation draw:name="f6" draw:formula="33182"/>
            <draw:equation draw:name="f7" draw:formula="16074"/>
            <draw:equation draw:name="f8" draw:formula="33191"/>
            <draw:equation draw:name="f9" draw:formula="24317"/>
            <draw:equation draw:name="f10" draw:formula="84309"/>
            <draw:equation draw:name="f11" draw:formula="?f1 - ?f0"/>
            <draw:equation draw:name="f12" draw:formula="?f11 / 108625"/>
            <draw:equation draw:name="f13" draw:formula="54313 * ?f11"/>
            <draw:equation draw:name="f14" draw:formula="16053 * ?f11"/>
            <draw:equation draw:name="f15" draw:formula="92572 * ?f11"/>
            <draw:equation draw:name="f16" draw:formula="0 * ?f11"/>
            <draw:equation draw:name="f17" draw:formula="108625 * ?f11"/>
            <draw:equation draw:name="f18" draw:formula="?f13 / 108625"/>
            <draw:equation draw:name="f19" draw:formula="?f14 / 108625"/>
            <draw:equation draw:name="f20" draw:formula="?f15 / 108625"/>
            <draw:equation draw:name="f21" draw:formula="?f16 / 108625"/>
            <draw:equation draw:name="f22" draw:formula="?f17 / 10862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1.54231in" svg:y="6.82199in" svg:width="0.10472in" svg:height="0.10472in" draw:id="id92" draw:style-name="a404" draw:name="Graphic 21">
          <svg:title/>
          <svg:desc/>
          <text:p text:style-name="a403" text:class-names="" text:cond-style-name=""><text:span text:style-name="a402" text:class-names=""/></text:p>
          <draw:enhanced-geometry xmlns:dr3d="urn:oasis:names:tc:opendocument:xmlns:dr3d:1.0" draw:type="non-primitive" svg:viewBox="0 0 95759 95759"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5759"/>
            <draw:equation draw:name="f2" draw:formula="47880"/>
            <draw:equation draw:name="f3" draw:formula="74323"/>
            <draw:equation draw:name="f4" draw:formula="21436"/>
            <draw:equation draw:name="f5" draw:formula="?f1 - ?f0"/>
            <draw:equation draw:name="f6" draw:formula="?f5 / 95759"/>
            <draw:equation draw:name="f7" draw:formula="95759 * ?f5"/>
            <draw:equation draw:name="f8" draw:formula="47880 * ?f5"/>
            <draw:equation draw:name="f9" draw:formula="0 * ?f5"/>
            <draw:equation draw:name="f10" draw:formula="?f7 / 95759"/>
            <draw:equation draw:name="f11" draw:formula="?f8 / 95759"/>
            <draw:equation draw:name="f12" draw:formula="?f9 / 95759"/>
            <draw:equation draw:name="f13" draw:formula="?f0 / ?f6"/>
            <draw:equation draw:name="f14" draw:formula="?f1 / ?f6"/>
            <draw:equation draw:name="f15" draw:formula="?f10 / ?f6"/>
            <draw:equation draw:name="f16" draw:formula="?f11 / ?f6"/>
            <draw:equation draw:name="f17" draw:formula="?f12 / ?f6"/>
          </draw:enhanced-geometry>
        </draw:custom-shape>
        <draw:frame draw:id="id93" draw:style-name="a405" draw:name="Picture 4"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frame draw:id="id94" draw:style-name="a406" draw:name="Picture 5" svg:x="10.09375in" svg:y="3.56771in" svg:width="3.23958in" svg:height="0.91667in" style:rel-width="scale" style:rel-height="scale">
          <draw:image xlink:href="media/image1.png" xlink:type="simple" xlink:show="embed" xlink:actuate="onLoad"/>
          <svg:title/>
          <svg:desc>A black background with letters

AI-generated content may be incorrect.</svg:desc>
        </draw:frame>
      </draw:page>
      <draw:page draw:name="Slide3" draw:style-name="a407" draw:master-page-name="Master1-Layout2-obj-Title-and-Content" presentation:presentation-page-layout-name="Master1-PPL2" draw:id="Slide-258">
        <draw:connector draw:type="line" svg:x1="0.78291in" svg:y1="1.21834in" svg:x2="0.78291in" svg:y2="7.49091in" draw:id="id95" draw:style-name="a408" draw:name="Straight Connector 8">
          <svg:title/>
          <svg:desc/>
        </draw:connector>
        <draw:custom-shape svg:x="0in" svg:y="0in" svg:width="13.33333in" svg:height="7.5in" draw:id="id96" draw:style-name="a412" draw:name="Rectangle 10">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frame draw:id="id97" presentation:style-name="a416" draw:name="Title 1" svg:x="3.85714in" svg:y="0.12882in" svg:width="4.82548in" svg:height="3.96568in" presentation:class="title" presentation:placeholder="false">
          <draw:text-box>
            <text:p text:style-name="a415" text:class-names="" text:cond-style-name=""><text:span text:style-name="a413" text:class-names="">Demonstração</text:span><text:span text:style-name="a414" text:class-names=""/></text:p>
          </draw:text-box>
          <svg:title/>
          <svg:desc/>
        </draw:frame>
        <draw:custom-shape svg:x="12.58971in" svg:y="1.38568in" svg:width="0.15205in" svg:height="0.15205in" draw:id="id98" draw:style-name="a419" draw:name="Graphic 17">
          <svg:title/>
          <svg:desc/>
          <text:p text:style-name="a418" text:class-names="" text:cond-style-name=""><text:span text:style-name="a417" text:class-names=""/></text:p>
          <draw:enhanced-geometry xmlns:dr3d="urn:oasis:names:tc:opendocument:xmlns:dr3d:1.0" draw:type="non-primitive" svg:viewBox="0 0 139037 139039" draw:enhanced-path="M ?f3 ?f4 L ?f5 ?f4 ?f5 ?f6 C ?f5 ?f7 ?f8 ?f0 ?f9 ?f0 ?f10 ?f0 ?f4 ?f7 ?f4 ?f6 L ?f4 ?f4 ?f6 ?f4 C ?f7 ?f4 ?f0 ?f11 ?f0 ?f12 ?f0 ?f13 ?f7 ?f14 ?f6 ?f14 L ?f4 ?f14 ?f4 ?f15 C ?f4 ?f16 ?f10 ?f2 ?f9 ?f2 ?f8 ?f2 ?f5 ?f16 ?f5 ?f15 L ?f5 ?f14 ?f3 ?f14 C ?f17 ?f14 ?f1 ?f13 ?f1 ?f12 ?f1 ?f11 ?f17 ?f4 ?f3 ?f4 Z N" draw:text-areas="?f50 ?f52 ?f51 ?f53" draw:glue-points="?f54 ?f55 ?f56 ?f55 ?f56 ?f57 ?f58 ?f59 ?f60 ?f57 ?f60 ?f55 ?f61 ?f55 ?f62 ?f63 ?f61 ?f64 ?f60 ?f64 ?f60 ?f65 ?f58 ?f66 ?f56 ?f65 ?f56 ?f64 ?f54 ?f64 ?f67 ?f63 ?f54 ?f55" draw:glue-point-leaving-directions="-90, -90, -90, -90, -90, -90, -90, -90, -90, -90, -90, -90, -90, -90, -90, -90, -90">
            <draw:equation draw:name="f0" draw:formula="0"/>
            <draw:equation draw:name="f1" draw:formula="139037"/>
            <draw:equation draw:name="f2" draw:formula="139039"/>
            <draw:equation draw:name="f3" draw:formula="129600"/>
            <draw:equation draw:name="f4" draw:formula="60082"/>
            <draw:equation draw:name="f5" draw:formula="78955"/>
            <draw:equation draw:name="f6" draw:formula="9437"/>
            <draw:equation draw:name="f7" draw:formula="4225"/>
            <draw:equation draw:name="f8" draw:formula="74730"/>
            <draw:equation draw:name="f9" draw:formula="69519"/>
            <draw:equation draw:name="f10" draw:formula="64307"/>
            <draw:equation draw:name="f11" draw:formula="64308"/>
            <draw:equation draw:name="f12" draw:formula="69520"/>
            <draw:equation draw:name="f13" draw:formula="74731"/>
            <draw:equation draw:name="f14" draw:formula="78957"/>
            <draw:equation draw:name="f15" draw:formula="129602"/>
            <draw:equation draw:name="f16" draw:formula="134814"/>
            <draw:equation draw:name="f17" draw:formula="134812"/>
            <draw:equation draw:name="f18" draw:formula="?f2 - ?f0"/>
            <draw:equation draw:name="f19" draw:formula="?f1 - ?f0"/>
            <draw:equation draw:name="f20" draw:formula="?f19 / 139037"/>
            <draw:equation draw:name="f21" draw:formula="?f18 / 139039"/>
            <draw:equation draw:name="f22" draw:formula="129600 * ?f19"/>
            <draw:equation draw:name="f23" draw:formula="60082 * ?f18"/>
            <draw:equation draw:name="f24" draw:formula="78955 * ?f19"/>
            <draw:equation draw:name="f25" draw:formula="9437 * ?f18"/>
            <draw:equation draw:name="f26" draw:formula="69519 * ?f19"/>
            <draw:equation draw:name="f27" draw:formula="0 * ?f18"/>
            <draw:equation draw:name="f28" draw:formula="60082 * ?f19"/>
            <draw:equation draw:name="f29" draw:formula="9437 * ?f19"/>
            <draw:equation draw:name="f30" draw:formula="0 * ?f19"/>
            <draw:equation draw:name="f31" draw:formula="69520 * ?f18"/>
            <draw:equation draw:name="f32" draw:formula="78957 * ?f18"/>
            <draw:equation draw:name="f33" draw:formula="129602 * ?f18"/>
            <draw:equation draw:name="f34" draw:formula="139039 * ?f18"/>
            <draw:equation draw:name="f35" draw:formula="139037 * ?f19"/>
            <draw:equation draw:name="f36" draw:formula="?f22 / 139037"/>
            <draw:equation draw:name="f37" draw:formula="?f23 / 139039"/>
            <draw:equation draw:name="f38" draw:formula="?f24 / 139037"/>
            <draw:equation draw:name="f39" draw:formula="?f25 / 139039"/>
            <draw:equation draw:name="f40" draw:formula="?f26 / 139037"/>
            <draw:equation draw:name="f41" draw:formula="?f27 / 139039"/>
            <draw:equation draw:name="f42" draw:formula="?f28 / 139037"/>
            <draw:equation draw:name="f43" draw:formula="?f29 / 139037"/>
            <draw:equation draw:name="f44" draw:formula="?f30 / 139037"/>
            <draw:equation draw:name="f45" draw:formula="?f31 / 139039"/>
            <draw:equation draw:name="f46" draw:formula="?f32 / 139039"/>
            <draw:equation draw:name="f47" draw:formula="?f33 / 139039"/>
            <draw:equation draw:name="f48" draw:formula="?f34 / 139039"/>
            <draw:equation draw:name="f49" draw:formula="?f35 / 139037"/>
            <draw:equation draw:name="f50" draw:formula="?f0 / ?f20"/>
            <draw:equation draw:name="f51" draw:formula="?f1 / ?f20"/>
            <draw:equation draw:name="f52" draw:formula="?f0 / ?f21"/>
            <draw:equation draw:name="f53" draw:formula="?f2 / ?f21"/>
            <draw:equation draw:name="f54" draw:formula="?f36 / ?f20"/>
            <draw:equation draw:name="f55" draw:formula="?f37 / ?f21"/>
            <draw:equation draw:name="f56" draw:formula="?f38 / ?f20"/>
            <draw:equation draw:name="f57" draw:formula="?f39 / ?f21"/>
            <draw:equation draw:name="f58" draw:formula="?f40 / ?f20"/>
            <draw:equation draw:name="f59" draw:formula="?f41 / ?f21"/>
            <draw:equation draw:name="f60" draw:formula="?f42 / ?f20"/>
            <draw:equation draw:name="f61" draw:formula="?f43 / ?f20"/>
            <draw:equation draw:name="f62" draw:formula="?f44 / ?f20"/>
            <draw:equation draw:name="f63" draw:formula="?f45 / ?f21"/>
            <draw:equation draw:name="f64" draw:formula="?f46 / ?f21"/>
            <draw:equation draw:name="f65" draw:formula="?f47 / ?f21"/>
            <draw:equation draw:name="f66" draw:formula="?f48 / ?f21"/>
            <draw:equation draw:name="f67" draw:formula="?f49 / ?f20"/>
          </draw:enhanced-geometry>
        </draw:custom-shape>
        <draw:connector draw:type="line" svg:x1="5.95726in" svg:y1="1.73815in" svg:x2="5.95726in" svg:y2="7.49029in" draw:id="id99" draw:style-name="a420" draw:name="Straight Connector 14">
          <svg:title/>
          <svg:desc/>
        </draw:connector>
        <draw:frame draw:id="id100" presentation:style-name="a421" draw:name="Content Placeholder 3" svg:x="1.78548in" svg:y="1.21664in" svg:width="9.32937in" svg:height="5.71042in" style:rel-width="scale" style:rel-height="scale" presentation:class="graphic" presentation:placeholder="false">
          <draw:image xlink:href="media/image4.png" xlink:type="simple" xlink:show="embed" xlink:actuate="onLoad"/>
          <svg:title/>
          <svg:desc>A screenshot of a computer

AI-generated content may be incorrect.</svg:desc>
        </draw:frame>
        <draw:custom-shape svg:x="12.85302in" svg:y="1.81465in" svg:width="0.13967in" svg:height="0.13967in" draw:id="id101" draw:style-name="a424" draw:name="Graphic 21">
          <svg:title/>
          <svg:desc/>
          <text:p text:style-name="a423" text:class-names="" text:cond-style-name=""><text:span text:style-name="a422" text:class-names=""/></text:p>
          <draw:enhanced-geometry xmlns:dr3d="urn:oasis:names:tc:opendocument:xmlns:dr3d:1.0" draw:type="non-primitive" svg:viewBox="0 0 127713 127714" draw:enhanced-path="M ?f3 ?f4 C ?f5 ?f4 ?f6 ?f7 ?f6 ?f3 ?f6 ?f5 ?f5 ?f8 ?f3 ?f8 ?f9 ?f8 ?f4 ?f5 ?f4 ?f3 ?f10 ?f11 ?f12 ?f10 ?f3 ?f4 M ?f3 ?f0 C ?f13 ?f0 ?f0 ?f13 ?f0 ?f3 ?f0 ?f14 ?f13 ?f2 ?f3 ?f2 ?f14 ?f2 ?f1 ?f14 ?f1 ?f3 ?f1 ?f13 ?f14 ?f0 ?f3 ?f0 Z N" draw:text-areas="?f39 ?f41 ?f40 ?f42" draw:glue-points="?f43 ?f44 ?f45 ?f46 ?f43 ?f47 ?f48 ?f46 ?f43 ?f44 ?f43 ?f49 ?f50 ?f46 ?f43 ?f51 ?f52 ?f46 ?f43 ?f49" draw:glue-point-leaving-directions="-90, -90, -90, -90, -90, -90, -90, -90, -90, -90">
            <draw:equation draw:name="f0" draw:formula="0"/>
            <draw:equation draw:name="f1" draw:formula="127713"/>
            <draw:equation draw:name="f2" draw:formula="127714"/>
            <draw:equation draw:name="f3" draw:formula="63857"/>
            <draw:equation draw:name="f4" draw:formula="18874"/>
            <draw:equation draw:name="f5" draw:formula="88700"/>
            <draw:equation draw:name="f6" draw:formula="108839"/>
            <draw:equation draw:name="f7" draw:formula="39014"/>
            <draw:equation draw:name="f8" draw:formula="108840"/>
            <draw:equation draw:name="f9" draw:formula="39013"/>
            <draw:equation draw:name="f10" draw:formula="18898"/>
            <draw:equation draw:name="f11" draw:formula="39024"/>
            <draw:equation draw:name="f12" draw:formula="39023"/>
            <draw:equation draw:name="f13" draw:formula="28590"/>
            <draw:equation draw:name="f14" draw:formula="99124"/>
            <draw:equation draw:name="f15" draw:formula="?f2 - ?f0"/>
            <draw:equation draw:name="f16" draw:formula="?f1 - ?f0"/>
            <draw:equation draw:name="f17" draw:formula="?f16 / 127713"/>
            <draw:equation draw:name="f18" draw:formula="?f15 / 127714"/>
            <draw:equation draw:name="f19" draw:formula="63857 * ?f16"/>
            <draw:equation draw:name="f20" draw:formula="18874 * ?f15"/>
            <draw:equation draw:name="f21" draw:formula="108839 * ?f16"/>
            <draw:equation draw:name="f22" draw:formula="63857 * ?f15"/>
            <draw:equation draw:name="f23" draw:formula="108840 * ?f15"/>
            <draw:equation draw:name="f24" draw:formula="18874 * ?f16"/>
            <draw:equation draw:name="f25" draw:formula="0 * ?f15"/>
            <draw:equation draw:name="f26" draw:formula="0 * ?f16"/>
            <draw:equation draw:name="f27" draw:formula="127714 * ?f15"/>
            <draw:equation draw:name="f28" draw:formula="127713 * ?f16"/>
            <draw:equation draw:name="f29" draw:formula="?f19 / 127713"/>
            <draw:equation draw:name="f30" draw:formula="?f20 / 127714"/>
            <draw:equation draw:name="f31" draw:formula="?f21 / 127713"/>
            <draw:equation draw:name="f32" draw:formula="?f22 / 127714"/>
            <draw:equation draw:name="f33" draw:formula="?f23 / 127714"/>
            <draw:equation draw:name="f34" draw:formula="?f24 / 127713"/>
            <draw:equation draw:name="f35" draw:formula="?f25 / 127714"/>
            <draw:equation draw:name="f36" draw:formula="?f26 / 127713"/>
            <draw:equation draw:name="f37" draw:formula="?f27 / 127714"/>
            <draw:equation draw:name="f38" draw:formula="?f28 / 127713"/>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8"/>
            <draw:equation draw:name="f48" draw:formula="?f34 / ?f17"/>
            <draw:equation draw:name="f49" draw:formula="?f35 / ?f18"/>
            <draw:equation draw:name="f50" draw:formula="?f36 / ?f17"/>
            <draw:equation draw:name="f51" draw:formula="?f37 / ?f18"/>
            <draw:equation draw:name="f52" draw:formula="?f38 / ?f17"/>
          </draw:enhanced-geometry>
        </draw:custom-shape>
        <draw:frame draw:id="id102" draw:style-name="a425" draw:name="Picture 5"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page>
      <draw:page draw:name="Slide4" draw:style-name="a426" draw:master-page-name="Master1-Layout2-obj-Title-and-Content" presentation:presentation-page-layout-name="Master1-PPL2" draw:id="Slide-259">
        <draw:connector draw:type="line" svg:x1="0.78291in" svg:y1="1.21834in" svg:x2="0.78291in" svg:y2="7.49091in" draw:id="id103" draw:style-name="a427" draw:name="Straight Connector 8">
          <svg:title/>
          <svg:desc/>
        </draw:connector>
        <draw:custom-shape svg:x="0in" svg:y="0in" svg:width="13.33333in" svg:height="7.5in" draw:id="id104" draw:style-name="a431" draw:name="Rectangle 10">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frame draw:id="id105" presentation:style-name="a437" draw:name="Title 1" svg:x="2.11741in" svg:y="0.02987in" svg:width="9.11283in" svg:height="1.20378in" presentation:class="title" presentation:placeholder="false">
          <draw:text-box>
            <text:p text:style-name="a436" text:class-names="" text:cond-style-name=""><text:span text:style-name="a432" text:class-names="">Arquitetura</text:span><text:span text:style-name="a433" text:class-names=""><text:s text:c="1"/>do<text:s text:c="1"/></text:span><text:span text:style-name="a434" text:class-names="">projeto</text:span><text:span text:style-name="a435" text:class-names=""/></text:p>
          </draw:text-box>
          <svg:title/>
          <svg:desc/>
        </draw:frame>
        <draw:custom-shape svg:x="11.98353in" svg:y="0.89129in" svg:width="0.15205in" svg:height="0.15205in" draw:id="id106" draw:style-name="a440" draw:name="Graphic 17">
          <svg:title/>
          <svg:desc/>
          <text:p text:style-name="a439" text:class-names="" text:cond-style-name=""><text:span text:style-name="a438"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37589in" svg:y="1.14205in" svg:width="0.09967in" svg:height="0.09967in" draw:id="id107" draw:style-name="a443" draw:name="Graphic 15">
          <svg:title/>
          <svg:desc/>
          <text:p text:style-name="a442" text:class-names="" text:cond-style-name=""><text:span text:style-name="a441"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11.96653in" svg:y="1.38749in" svg:width="0.13967in" svg:height="0.13967in" draw:id="id108" draw:style-name="a446" draw:name="Graphic 21">
          <svg:title/>
          <svg:desc/>
          <text:p text:style-name="a445" text:class-names="" text:cond-style-name=""><text:span text:style-name="a444"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onnector draw:type="line" svg:x1="13.32362in" svg:y1="6.8617in" svg:x2="0.90696in" svg:y2="6.8617in" draw:id="id109" draw:style-name="a447" draw:name="Straight Connector 18">
          <svg:title/>
          <svg:desc/>
        </draw:connector>
        <draw:frame draw:id="id110" draw:style-name="a448" draw:name="Picture 5"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frame draw:id="id111" presentation:style-name="a449" draw:name="Content Placeholder 13" svg:x="1.29543in" svg:y="1.99653in" svg:width="10.74247in" svg:height="4.75868in" style:rel-width="scale" style:rel-height="scale" presentation:class="graphic" presentation:placeholder="false">
          <draw:image xlink:href="media/image5.png" xlink:type="simple" xlink:show="embed" xlink:actuate="onLoad"/>
          <svg:title/>
          <svg:desc/>
        </draw:frame>
      </draw:page>
      <draw:page draw:name="Slide5" draw:style-name="a450" draw:master-page-name="Master1-Layout2-obj-Title-and-Content" presentation:presentation-page-layout-name="Master1-PPL2" draw:id="Slide-260">
        <draw:connector draw:type="line" svg:x1="0.78291in" svg:y1="1.21834in" svg:x2="0.78291in" svg:y2="7.49091in" draw:id="id112" draw:style-name="a451" draw:name="Straight Connector 25">
          <svg:title/>
          <svg:desc/>
        </draw:connector>
        <draw:custom-shape svg:x="0in" svg:y="0in" svg:width="13.33333in" svg:height="7.5in" draw:id="id113" draw:style-name="a455" draw:name="Rectangle 26">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frame draw:id="id114" presentation:style-name="a460" draw:name="Title 1" svg:x="0.47838in" svg:y="-0.19632in" svg:width="8.90662in" svg:height="1.89425in" presentation:class="title" presentation:placeholder="false">
          <draw:text-box>
            <text:p text:style-name="a459" text:class-names="" text:cond-style-name=""><text:span text:style-name="a456" text:class-names="">Estado<text:s text:c="1"/></text:span><text:span text:style-name="a457" text:class-names="">atual</text:span><text:span text:style-name="a458" text:class-names=""/></text:p>
          </draw:text-box>
          <svg:title/>
          <svg:desc/>
        </draw:frame>
        <draw:frame draw:id="id115" draw:style-name="a461" draw:name="Picture 7" svg:x="8.29174in" svg:y="2.09524in" svg:width="3.43665in" svg:height="3.73549in" style:rel-width="scale" style:rel-height="scale">
          <draw:image xlink:href="media/image6.png" xlink:type="simple" xlink:show="embed" xlink:actuate="onLoad"/>
          <svg:title/>
          <svg:desc>A wood piece of wood on a desk

AI-generated content may be incorrect.</svg:desc>
        </draw:frame>
        <draw:frame draw:id="id116" presentation:style-name="a462" draw:name="Content Placeholder 6" svg:x="1.44597in" svg:y="3.73784in" svg:width="5.39927in" svg:height="2.32168in" style:rel-width="scale" style:rel-height="scale" presentation:class="graphic" presentation:placeholder="false">
          <draw:image xlink:href="media/image3.png" xlink:type="simple" xlink:show="embed" xlink:actuate="onLoad"/>
          <svg:title/>
          <svg:desc>A close up of a piece of wood

AI-generated content may be incorrect.</svg:desc>
        </draw:frame>
        <draw:connector draw:type="line" svg:x1="13.32362in" svg:y1="6.8617in" svg:x2="0.90696in" svg:y2="6.8617in" draw:id="id117" draw:style-name="a463" draw:name="Straight Connector 27">
          <svg:title/>
          <svg:desc/>
        </draw:connector>
        <draw:frame draw:id="id118" draw:style-name="a464" draw:name="Picture 9"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page>
      <draw:page draw:name="Slide6" draw:style-name="a465" draw:master-page-name="Master1-Layout2-obj-Title-and-Content" presentation:presentation-page-layout-name="Master1-PPL2" draw:id="Slide-261">
        <draw:connector draw:type="line" svg:x1="0.78291in" svg:y1="1.21834in" svg:x2="0.78291in" svg:y2="7.49091in" draw:id="id119" draw:style-name="a466" draw:name="Straight Connector 25">
          <svg:title/>
          <svg:desc/>
        </draw:connector>
        <draw:custom-shape svg:x="0in" svg:y="0in" svg:width="13.33333in" svg:height="7.5in" draw:id="id120" draw:style-name="a470" draw:name="Rectangle 26">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121" presentation:style-name="a475" draw:name="Title 1" svg:x="1.56582in" svg:y="0.6383in" svg:width="10.25942in" svg:height="1.89425in" presentation:class="title" presentation:placeholder="false">
          <draw:text-box>
            <text:p text:style-name="a474" text:class-names="" text:cond-style-name=""><text:span text:style-name="a471" text:class-names="">Obrigado</text:span><text:span text:style-name="a472" text:class-names="">!</text:span><text:span text:style-name="a473" text:class-names=""/></text:p>
          </draw:text-box>
          <svg:title/>
          <svg:desc/>
        </draw:frame>
        <draw:connector draw:type="line" svg:x1="13.32362in" svg:y1="6.8617in" svg:x2="0.90696in" svg:y2="6.8617in" draw:id="id122" draw:style-name="a476" draw:name="Straight Connector 27">
          <svg:title/>
          <svg:desc/>
        </draw:connector>
        <draw:frame draw:id="id123" draw:style-name="a477" draw:name="Picture 9" svg:x="0.14578in" svg:y="0.10417in" svg:width="2.46058in" svg:height="0.46026in" style:rel-width="scale" style:rel-height="scale">
          <draw:image xlink:href="media/image2.png" xlink:type="simple" xlink:show="embed" xlink:actuate="onLoad"/>
          <svg:title/>
          <svg:desc>A black and white logo

AI-generated content may be incorrect.</svg:desc>
        </draw:frame>
        <draw:frame draw:id="id124" draw:style-name="a478" draw:name="Picture 11" svg:x="2.03929in" svg:y="2.56386in" svg:width="8.53307in" svg:height="4.26654in" style:rel-width="scale" style:rel-height="scale">
          <draw:image xlink:href="media/image7.gif"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74" draw:style="linear" draw:angle="3150" draw:start-color="#2683c6" draw:end-color="#42ba97" draw:start-intensity="100%" draw:end-intensity="100%"/>
    <draw:gradient draw:name="a430" draw:style="linear" draw:angle="450" draw:start-color="#2683c6" draw:end-color="#42ba97" draw:start-intensity="100%" draw:end-intensity="100%"/>
    <draw:gradient draw:name="a454" draw:style="linear" draw:angle="450" draw:start-color="#2683c6" draw:end-color="#42ba97" draw:start-intensity="100%" draw:end-intensity="100%"/>
    <draw:gradient draw:name="a349" draw:style="linear" draw:angle="450" draw:start-color="#2683c6" draw:end-color="#42ba97" draw:start-intensity="100%" draw:end-intensity="100%"/>
    <draw:gradient draw:name="a469" draw:style="linear" draw:angle="450" draw:start-color="#2683c6" draw:end-color="#42ba97" draw:start-intensity="100%" draw:end-intensity="100%"/>
    <draw:gradient draw:name="a411" draw:style="linear" draw:angle="450" draw:start-color="#2683c6" draw:end-color="#42ba9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
      <style:graphic-properties draw:fill="none" draw:stroke="solid" svg:stroke-width="0.02778in" svg:stroke-color="#2683c6" svg:stroke-opacity="100%" draw:stroke-linejoin="bevel" svg:stroke-linecap="square"/>
    </style:style>
    <style:style style:family="drawing-page" style:name="a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draw:fill="none" draw:stroke="solid" svg:stroke-width="0.02778in" svg:stroke-color="#2683c6" svg:stroke-opacity="100%" draw:stroke-linejoin="bevel" svg:stroke-linecap="square"/>
    </style:style>
    <style:style style:family="drawing-page" style:name="a2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draw:fill="none" draw:stroke="solid" svg:stroke-width="0.02778in" svg:stroke-color="#2683c6" svg:stroke-opacity="100%" draw:stroke-linejoin="bevel" svg:stroke-linecap="squar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4">
      <style:graphic-properties draw:fill="none" draw:stroke="solid" svg:stroke-width="0.02778in" svg:stroke-color="#2683c6" svg:stroke-opacity="100%" draw:stroke-linejoin="bevel" svg:stroke-linecap="square"/>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6">
      <style:graphic-properties draw:fill="none" draw:stroke="solid" svg:stroke-width="0.02778in" svg:stroke-color="#2683c6" svg:stroke-opacity="100%" draw:stroke-linejoin="bevel" svg:stroke-linecap="square"/>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1">
      <style:graphic-properties draw:fill="none" draw:stroke="solid" svg:stroke-width="0.02778in" svg:stroke-color="#2683c6" svg:stroke-opacity="100%" draw:stroke-linejoin="bevel" svg:stroke-linecap="square"/>
    </style:style>
    <style:style style:family="drawing-page" style:name="a2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
      <style:graphic-properties draw:fill="none" draw:stroke="solid" svg:stroke-width="0.02778in" svg:stroke-color="#2683c6" svg:stroke-opacity="100%" draw:stroke-linejoin="bevel" svg:stroke-linecap="square"/>
    </style:style>
    <style:style style:family="drawing-page" style:name="a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3">
      <style:graphic-properties draw:fill="none" draw:stroke="solid" svg:stroke-width="0.02778in" svg:stroke-color="#2683c6" svg:stroke-opacity="100%" draw:stroke-linejoin="bevel" svg:stroke-linecap="square"/>
    </style:style>
    <style:style style:family="drawing-page" style:name="a2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
      <style:graphic-properties draw:fill="none" draw:stroke="solid" svg:stroke-width="0.02778in" svg:stroke-color="#2683c6" svg:stroke-opacity="100%" draw:stroke-linejoin="bevel" svg:stroke-linecap="square"/>
    </style:style>
    <style:style style:family="presentation" style:name="a3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4">
      <style:graphic-properties draw:fill="none" draw:stroke="solid" svg:stroke-width="0.02778in" svg:stroke-color="#2683c6" svg:stroke-opacity="100%" draw:stroke-linejoin="bevel" svg:stroke-linecap="square"/>
    </style:style>
    <style:style style:family="text" style:name="a7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
      <style:graphic-properties draw:fill="none" draw:stroke="solid" svg:stroke-width="0.02778in" svg:stroke-color="#2683c6" svg:stroke-opacity="100%" draw:stroke-linejoin="bevel" svg:stroke-linecap="squar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radient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5/8/2025</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5/8/2025</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draw:connector draw:type="line" svg:x1="0.78291in" svg:y1="1.21834in" svg:x2="0.78291in" svg:y2="7.49091in" draw:id="id10" draw:style-name="a47" draw:name="Straight Connector 10">
        <svg:title/>
        <svg:desc/>
      </draw:connector>
    </style:master-page>
    <style:master-page style:name="Master1-Layout2-obj-Title-and-Content" style:page-layout-name="pageLayout1" draw:style-name="a48">
      <draw:frame draw:id="id11" presentation:style-name="a51" draw:name="Title 1" svg:x="0.91667in" svg:y="0.39931in" svg:width="11.5in" svg:height="1.44965in" presentation:class="title" presentation:placeholder="false">
        <draw:text-box>
          <text:p text:style-name="a50" text:class-names="" text:cond-style-name=""><text:span text:style-name="a49" text:class-names="">Click to edit Master title style</text:span></text:p>
        </draw:text-box>
        <svg:title/>
        <svg:desc/>
      </draw:frame>
      <draw:frame draw:id="id12" presentation:style-name="a67" draw:name="Content Placeholder 2" svg:x="0.91667in" svg:y="1.99653in" svg:width="11.5in" svg:height="4.75868in" presentation:class="object" presentation:placeholder="false">
        <draw:text-box>
          <text:list text:style-name="a54">
            <text:list-item>
              <text:p text:style-name="a53" text:class-names="" text:cond-style-name=""><text:span text:style-name="a52" text:class-names="">Click to edit Master text styles</text:span></text:p>
            </text:list-item>
          </text:list>
          <text:list text:style-name="a57">
            <text:list-item>
              <text:list text:style-name="a57">
                <text:list-item>
                  <text:p text:style-name="a56" text:class-names="" text:cond-style-name=""><text:span text:style-name="a55" text:class-names="">Second level</text:span></text:p>
                </text:list-item>
              </text:list>
            </text:list-item>
          </text:list>
          <text:list text:style-name="a60">
            <text:list-item>
              <text:list text:style-name="a60">
                <text:list-item>
                  <text:list text:style-name="a60">
                    <text:list-item>
                      <text:p text:style-name="a59" text:class-names="" text:cond-style-name=""><text:span text:style-name="a58" text:class-names="">Third level</text:span></text:p>
                    </text:list-item>
                  </text:list>
                </text:list-item>
              </text:list>
            </text:list-item>
          </text:list>
          <text:list text:style-name="a63">
            <text:list-item>
              <text:list text:style-name="a63">
                <text:list-item>
                  <text:list text:style-name="a63">
                    <text:list-item>
                      <text:list text:style-name="a63">
                        <text:list-item>
                          <text:p text:style-name="a62" text:class-names="" text:cond-style-name=""><text:span text:style-name="a61" text:class-names="">Fourth level</text:span></text:p>
                        </text:list-item>
                      </text:list>
                    </text:list-item>
                  </text:list>
                </text:list-item>
              </text:list>
            </text:list-item>
          </text:list>
          <text:list text:style-name="a66">
            <text:list-item>
              <text:list text:style-name="a66">
                <text:list-item>
                  <text:list text:style-name="a66">
                    <text:list-item>
                      <text:list text:style-name="a66">
                        <text:list-item>
                          <text:list text:style-name="a66">
                            <text:list-item>
                              <text:p text:style-name="a65" text:class-names="" text:cond-style-name=""><text:span text:style-name="a64" text:class-names="">Fifth level</text:span></text:p>
                            </text:list-item>
                          </text:list>
                        </text:list-item>
                      </text:list>
                    </text:list-item>
                  </text:list>
                </text:list-item>
              </text:list>
            </text:list-item>
          </text:list>
        </draw:text-box>
        <svg:title/>
        <svg:desc/>
      </draw:frame>
      <draw:frame draw:id="id13" presentation:style-name="a71" draw:name="Date Placeholder 3" svg:x="0.91667in" svg:y="6.95139in" svg:width="3in" svg:height="0.39931in" presentation:class="date-time" presentation:placeholder="false">
        <draw:text-box>
          <text:p text:style-name="a70" text:class-names="" text:cond-style-name=""><text:span text:style-name="a68" text:class-names=""><text:date text:fixed="false" style:data-style-name="a69">5/8/2025</text:date></text:span></text:p>
        </draw:text-box>
        <svg:title/>
        <svg:desc/>
      </draw:frame>
      <draw:frame draw:id="id14" presentation:style-name="a74" draw:name="Footer Placeholder 4" svg:x="4.41667in" svg:y="6.95139in" svg:width="4.5in" svg:height="0.39931in" presentation:class="footer" presentation:placeholder="false">
        <draw:text-box>
          <text:p text:style-name="a73" text:class-names="" text:cond-style-name=""><text:span text:style-name="a72" text:class-names=""/></text:p>
        </draw:text-box>
        <svg:title/>
        <svg:desc/>
      </draw:frame>
      <draw:frame draw:id="id15" presentation:style-name="a77" draw:name="Slide Number Placeholder 5" svg:x="9.41667in" svg:y="6.95139in" svg:width="3in" svg:height="0.39931in" presentation:class="page-number" presentation:placeholder="false">
        <draw:text-box>
          <text:p text:style-name="a76" text:class-names="" text:cond-style-name=""><text:span text:style-name="a75" text:class-names=""><text:page-number style:num-format="1" text:fixed="false"/></text:span></text:p>
        </draw:text-box>
        <svg:title/>
        <svg:desc/>
      </draw:frame>
      <draw:connector draw:type="line" svg:x1="0.78291in" svg:y1="0.39021in" svg:x2="0.78291in" svg:y2="7.49091in" draw:id="id16" draw:style-name="a78" draw:name="Straight Connector 6">
        <svg:title/>
        <svg:desc/>
      </draw:connector>
    </style:master-page>
    <style:master-page style:name="Master1-Layout3-secHead-Section-Header" style:page-layout-name="pageLayout1" draw:style-name="a79">
      <draw:frame draw:id="id17" presentation:style-name="a82" draw:name="Title 1" svg:x="0.90972in" svg:y="1.86979in" svg:width="11.5in" svg:height="3.11979in" presentation:class="title" presentation:placeholder="false">
        <draw:text-box>
          <text:p text:style-name="a81" text:class-names="" text:cond-style-name=""><text:span text:style-name="a80" text:class-names="">Click to edit Master title style</text:span></text:p>
        </draw:text-box>
        <svg:title/>
        <svg:desc/>
      </draw:frame>
      <draw:frame draw:id="id18" presentation:style-name="a86" draw:name="Text Placeholder 2" svg:x="0.90972in" svg:y="5.0191in" svg:width="11.5in" svg:height="1.64062in" presentation:class="outline" presentation:placeholder="false">
        <draw:text-box>
          <text:list text:style-name="a85">
            <text:list-item>
              <text:p text:style-name="a84" text:class-names="" text:cond-style-name=""><text:span text:style-name="a83" text:class-names="">Click to edit Master text styles</text:span></text:p>
            </text:list-item>
          </text:list>
        </draw:text-box>
        <svg:title/>
        <svg:desc/>
      </draw:frame>
      <draw:frame draw:id="id19" presentation:style-name="a90" draw:name="Date Placeholder 3" svg:x="0.91667in" svg:y="6.95139in" svg:width="3in" svg:height="0.39931in" presentation:class="date-time" presentation:placeholder="false">
        <draw:text-box>
          <text:p text:style-name="a89" text:class-names="" text:cond-style-name=""><text:span text:style-name="a87" text:class-names=""><text:date text:fixed="false" style:data-style-name="a88">5/8/2025</text:date></text:span></text:p>
        </draw:text-box>
        <svg:title/>
        <svg:desc/>
      </draw:frame>
      <draw:frame draw:id="id20" presentation:style-name="a93" draw:name="Footer Placeholder 4" svg:x="4.41667in" svg:y="6.95139in" svg:width="4.5in" svg:height="0.39931in" presentation:class="footer" presentation:placeholder="false">
        <draw:text-box>
          <text:p text:style-name="a92" text:class-names="" text:cond-style-name=""><text:span text:style-name="a91" text:class-names=""/></text:p>
        </draw:text-box>
        <svg:title/>
        <svg:desc/>
      </draw:frame>
      <draw:frame draw:id="id21" presentation:style-name="a96" draw:name="Slide Number Placeholder 5" svg:x="9.41667in" svg:y="6.95139in" svg:width="3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draw:connector draw:type="line" svg:x1="0.78291in" svg:y1="1.8607in" svg:x2="0.78291in" svg:y2="7.49091in" draw:id="id22" draw:style-name="a97" draw:name="Straight Connector 8">
        <svg:title/>
        <svg:desc/>
      </draw:connector>
    </style:master-page>
    <style:master-page style:name="Master1-Layout4-twoObj-Two-Content" style:page-layout-name="pageLayout1" draw:style-name="a98">
      <draw:frame draw:id="id23" presentation:style-name="a101" draw:name="Title 1" svg:x="0.91667in" svg:y="0.39931in" svg:width="11.5in" svg:height="1.44965in" presentation:class="title" presentation:placeholder="false">
        <draw:text-box>
          <text:p text:style-name="a100" text:class-names="" text:cond-style-name=""><text:span text:style-name="a99" text:class-names="">Click to edit Master title style</text:span></text:p>
        </draw:text-box>
        <svg:title/>
        <svg:desc/>
      </draw:frame>
      <draw:frame draw:id="id24" presentation:style-name="a117" draw:name="Content Placeholder 2" svg:x="0.91667in" svg:y="1.99653in" svg:width="5.66667in" svg:height="4.75868in" presentation:class="object" presentation:placeholder="false">
        <draw:text-box>
          <text:list text:style-name="a104">
            <text:list-item>
              <text:p text:style-name="a103" text:class-names="" text:cond-style-name=""><text:span text:style-name="a102" text:class-names="">Click to edit Master text styles</text:span></text:p>
            </text:list-item>
          </text:list>
          <text:list text:style-name="a107">
            <text:list-item>
              <text:list text:style-name="a107">
                <text:list-item>
                  <text:p text:style-name="a106" text:class-names="" text:cond-style-name=""><text:span text:style-name="a105" text:class-names="">Second level</text:span></text:p>
                </text:list-item>
              </text:list>
            </text:list-item>
          </text:list>
          <text:list text:style-name="a110">
            <text:list-item>
              <text:list text:style-name="a110">
                <text:list-item>
                  <text:list text:style-name="a110">
                    <text:list-item>
                      <text:p text:style-name="a109" text:class-names="" text:cond-style-name=""><text:span text:style-name="a108" text:class-names="">Third level</text:span></text:p>
                    </text:list-item>
                  </text:list>
                </text:list-item>
              </text:list>
            </text:list-item>
          </text:list>
          <text:list text:style-name="a113">
            <text:list-item>
              <text:list text:style-name="a113">
                <text:list-item>
                  <text:list text:style-name="a113">
                    <text:list-item>
                      <text:list text:style-name="a113">
                        <text:list-item>
                          <text:p text:style-name="a112" text:class-names="" text:cond-style-name=""><text:span text:style-name="a111" text:class-names="">Fourth level</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4" text:class-names="">Fifth level</text:span></text:p>
                            </text:list-item>
                          </text:list>
                        </text:list-item>
                      </text:list>
                    </text:list-item>
                  </text:list>
                </text:list-item>
              </text:list>
            </text:list-item>
          </text:list>
        </draw:text-box>
        <svg:title/>
        <svg:desc/>
      </draw:frame>
      <draw:frame draw:id="id25" presentation:style-name="a133" draw:name="Content Placeholder 3" svg:x="6.75in" svg:y="1.99653in" svg:width="5.66667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26" presentation:style-name="a137" draw:name="Date Placeholder 4" svg:x="0.91667in" svg:y="6.95139in" svg:width="3in" svg:height="0.39931in" presentation:class="date-time" presentation:placeholder="false">
        <draw:text-box>
          <text:p text:style-name="a136" text:class-names="" text:cond-style-name=""><text:span text:style-name="a134" text:class-names=""><text:date text:fixed="false" style:data-style-name="a135">5/8/2025</text:date></text:span></text:p>
        </draw:text-box>
        <svg:title/>
        <svg:desc/>
      </draw:frame>
      <draw:frame draw:id="id27" presentation:style-name="a140" draw:name="Footer Placeholder 5" svg:x="4.41667in" svg:y="6.95139in" svg:width="4.5in" svg:height="0.39931in" presentation:class="footer" presentation:placeholder="false">
        <draw:text-box>
          <text:p text:style-name="a139" text:class-names="" text:cond-style-name=""><text:span text:style-name="a138" text:class-names=""/></text:p>
        </draw:text-box>
        <svg:title/>
        <svg:desc/>
      </draw:frame>
      <draw:frame draw:id="id28" presentation:style-name="a143" draw:name="Slide Number Placeholder 6" svg:x="9.41667in" svg:y="6.95139in" svg:width="3in" svg:height="0.39931in" presentation:class="page-number" presentation:placeholder="false">
        <draw:text-box>
          <text:p text:style-name="a142" text:class-names="" text:cond-style-name=""><text:span text:style-name="a141" text:class-names=""><text:page-number style:num-format="1" text:fixed="false"/></text:span></text:p>
        </draw:text-box>
        <svg:title/>
        <svg:desc/>
      </draw:frame>
      <draw:connector draw:type="line" svg:x1="0.78291in" svg:y1="0.39021in" svg:x2="0.78291in" svg:y2="7.49091in" draw:id="id29" draw:style-name="a144" draw:name="Straight Connector 7">
        <svg:title/>
        <svg:desc/>
      </draw:connector>
    </style:master-page>
    <style:master-page style:name="Master1-Layout5-twoTxTwoObj-Comparison" style:page-layout-name="pageLayout1" draw:style-name="a145">
      <draw:frame draw:id="id30" presentation:style-name="a148" draw:name="Title 1" svg:x="0.9184in" svg:y="0.39931in" svg:width="11.5in" svg:height="1.44965in" presentation:class="title" presentation:placeholder="false">
        <draw:text-box>
          <text:p text:style-name="a147" text:class-names="" text:cond-style-name=""><text:span text:style-name="a146" text:class-names="">Click to edit Master title style</text:span></text:p>
        </draw:text-box>
        <svg:title/>
        <svg:desc/>
      </draw:frame>
      <draw:frame draw:id="id31" presentation:style-name="a152" draw:name="Text Placeholder 2" svg:x="0.9184in" svg:y="1.83854in" svg:width="5.64062in" svg:height="0.90104in" presentation:class="outline" presentation:placeholder="false">
        <draw:text-box>
          <text:list text:style-name="a151">
            <text:list-item>
              <text:p text:style-name="a150" text:class-names="" text:cond-style-name=""><text:span text:style-name="a149" text:class-names="">Click to edit Master text styles</text:span></text:p>
            </text:list-item>
          </text:list>
        </draw:text-box>
        <svg:title/>
        <svg:desc/>
      </draw:frame>
      <draw:frame draw:id="id32" presentation:style-name="a168" draw:name="Content Placeholder 3" svg:x="0.9184in" svg:y="2.73958in" svg:width="5.64062in" svg:height="4.02951in" presentation:class="object" presentation:placeholder="false">
        <draw:text-box>
          <text:list text:style-name="a155">
            <text:list-item>
              <text:p text:style-name="a154" text:class-names="" text:cond-style-name=""><text:span text:style-name="a153" text:class-names="">Click to edit Master text styles</text:span></text:p>
            </text:list-item>
          </text:list>
          <text:list text:style-name="a158">
            <text:list-item>
              <text:list text:style-name="a158">
                <text:list-item>
                  <text:p text:style-name="a157" text:class-names="" text:cond-style-name=""><text:span text:style-name="a156" text:class-names="">Second level</text:span></text:p>
                </text:list-item>
              </text:list>
            </text:list-item>
          </text:list>
          <text:list text:style-name="a161">
            <text:list-item>
              <text:list text:style-name="a161">
                <text:list-item>
                  <text:list text:style-name="a161">
                    <text:list-item>
                      <text:p text:style-name="a160" text:class-names="" text:cond-style-name=""><text:span text:style-name="a159" text:class-names="">Third le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Fifth level</text:span></text:p>
                            </text:list-item>
                          </text:list>
                        </text:list-item>
                      </text:list>
                    </text:list-item>
                  </text:list>
                </text:list-item>
              </text:list>
            </text:list-item>
          </text:list>
        </draw:text-box>
        <svg:title/>
        <svg:desc/>
      </draw:frame>
      <draw:frame draw:id="id33" presentation:style-name="a172" draw:name="Text Placeholder 4" svg:x="6.75in" svg:y="1.83854in" svg:width="5.6684in" svg:height="0.90104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34" presentation:style-name="a188" draw:name="Content Placeholder 5" svg:x="6.75in" svg:y="2.73958in" svg:width="5.6684in" svg:height="4.02951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35" presentation:style-name="a192" draw:name="Date Placeholder 6" svg:x="0.91667in" svg:y="6.95139in" svg:width="3in" svg:height="0.39931in" presentation:class="date-time" presentation:placeholder="false">
        <draw:text-box>
          <text:p text:style-name="a191" text:class-names="" text:cond-style-name=""><text:span text:style-name="a189" text:class-names=""><text:date text:fixed="false" style:data-style-name="a190">5/8/2025</text:date></text:span></text:p>
        </draw:text-box>
        <svg:title/>
        <svg:desc/>
      </draw:frame>
      <draw:frame draw:id="id36" presentation:style-name="a195" draw:name="Footer Placeholder 7" svg:x="4.41667in" svg:y="6.95139in" svg:width="4.5in" svg:height="0.39931in" presentation:class="footer" presentation:placeholder="false">
        <draw:text-box>
          <text:p text:style-name="a194" text:class-names="" text:cond-style-name=""><text:span text:style-name="a193" text:class-names=""/></text:p>
        </draw:text-box>
        <svg:title/>
        <svg:desc/>
      </draw:frame>
      <draw:frame draw:id="id37" presentation:style-name="a198" draw:name="Slide Number Placeholder 8" svg:x="9.41667in" svg:y="6.95139in" svg:width="3in" svg:height="0.39931in" presentation:class="page-number" presentation:placeholder="false">
        <draw:text-box>
          <text:p text:style-name="a197" text:class-names="" text:cond-style-name=""><text:span text:style-name="a196" text:class-names=""><text:page-number style:num-format="1" text:fixed="false"/></text:span></text:p>
        </draw:text-box>
        <svg:title/>
        <svg:desc/>
      </draw:frame>
      <draw:connector draw:type="line" svg:x1="0.78291in" svg:y1="0.39021in" svg:x2="0.78291in" svg:y2="7.49091in" draw:id="id38" draw:style-name="a199" draw:name="Straight Connector 9">
        <svg:title/>
        <svg:desc/>
      </draw:connector>
    </style:master-page>
    <style:master-page style:name="Master1-Layout6-titleOnly-Title-Only" style:page-layout-name="pageLayout1" draw:style-name="a200">
      <draw:frame draw:id="id39" presentation:style-name="a203" draw:name="Title 1" svg:x="0.91667in" svg:y="0.39931in" svg:width="11.5in" svg:height="1.44965in" presentation:class="title" presentation:placeholder="false">
        <draw:text-box>
          <text:p text:style-name="a202" text:class-names="" text:cond-style-name=""><text:span text:style-name="a201" text:class-names="">Click to edit Master title style</text:span></text:p>
        </draw:text-box>
        <svg:title/>
        <svg:desc/>
      </draw:frame>
      <draw:frame draw:id="id40" presentation:style-name="a207" draw:name="Date Placeholder 2" svg:x="0.91667in" svg:y="6.95139in" svg:width="3in" svg:height="0.39931in" presentation:class="date-time" presentation:placeholder="false">
        <draw:text-box>
          <text:p text:style-name="a206" text:class-names="" text:cond-style-name=""><text:span text:style-name="a204" text:class-names=""><text:date text:fixed="false" style:data-style-name="a205">5/8/2025</text:date></text:span></text:p>
        </draw:text-box>
        <svg:title/>
        <svg:desc/>
      </draw:frame>
      <draw:frame draw:id="id41" presentation:style-name="a210" draw:name="Footer Placeholder 3" svg:x="4.41667in" svg:y="6.95139in" svg:width="4.5in" svg:height="0.39931in" presentation:class="footer" presentation:placeholder="false">
        <draw:text-box>
          <text:p text:style-name="a209" text:class-names="" text:cond-style-name=""><text:span text:style-name="a208" text:class-names=""/></text:p>
        </draw:text-box>
        <svg:title/>
        <svg:desc/>
      </draw:frame>
      <draw:frame draw:id="id42" presentation:style-name="a213" draw:name="Slide Number Placeholder 4" svg:x="9.41667in" svg:y="6.95139in" svg:width="3in" svg:height="0.39931in" presentation:class="page-number" presentation:placeholder="false">
        <draw:text-box>
          <text:p text:style-name="a212" text:class-names="" text:cond-style-name=""><text:span text:style-name="a211" text:class-names=""><text:page-number style:num-format="1" text:fixed="false"/></text:span></text:p>
        </draw:text-box>
        <svg:title/>
        <svg:desc/>
      </draw:frame>
      <draw:connector draw:type="line" svg:x1="0.78291in" svg:y1="0.39021in" svg:x2="0.78291in" svg:y2="7.49091in" draw:id="id43" draw:style-name="a214" draw:name="Straight Connector 5">
        <svg:title/>
        <svg:desc/>
      </draw:connector>
    </style:master-page>
    <style:master-page style:name="Master1-Layout7-blank-Blank" style:page-layout-name="pageLayout1" draw:style-name="a215">
      <draw:frame draw:id="id44" presentation:style-name="a219" draw:name="Date Placeholder 1" svg:x="0.91667in" svg:y="6.95139in" svg:width="3in" svg:height="0.39931in" presentation:class="date-time" presentation:placeholder="false">
        <draw:text-box>
          <text:p text:style-name="a218" text:class-names="" text:cond-style-name=""><text:span text:style-name="a216" text:class-names=""><text:date text:fixed="false" style:data-style-name="a217">5/8/2025</text:date></text:span></text:p>
        </draw:text-box>
        <svg:title/>
        <svg:desc/>
      </draw:frame>
      <draw:frame draw:id="id45" presentation:style-name="a222" draw:name="Footer Placeholder 2" svg:x="4.41667in" svg:y="6.95139in" svg:width="4.5in" svg:height="0.39931in" presentation:class="footer" presentation:placeholder="false">
        <draw:text-box>
          <text:p text:style-name="a221" text:class-names="" text:cond-style-name=""><text:span text:style-name="a220" text:class-names=""/></text:p>
        </draw:text-box>
        <svg:title/>
        <svg:desc/>
      </draw:frame>
      <draw:frame draw:id="id46" presentation:style-name="a225" draw:name="Slide Number Placeholder 3" svg:x="9.41667in" svg:y="6.95139in" svg:width="3in" svg:height="0.39931in" presentation:class="page-number" presentation:placeholder="false">
        <draw:text-box>
          <text:p text:style-name="a224" text:class-names="" text:cond-style-name=""><text:span text:style-name="a223" text:class-names=""><text:page-number style:num-format="1" text:fixed="false"/></text:span></text:p>
        </draw:text-box>
        <svg:title/>
        <svg:desc/>
      </draw:frame>
      <draw:connector draw:type="line" svg:x1="0.78291in" svg:y1="0.39021in" svg:x2="0.78291in" svg:y2="7.49091in" draw:id="id47" draw:style-name="a226" draw:name="Straight Connector 4">
        <svg:title/>
        <svg:desc/>
      </draw:connector>
    </style:master-page>
    <style:master-page style:name="Master1-Layout8-objTx-Content-with-Caption" style:page-layout-name="pageLayout1" draw:style-name="a227">
      <draw:frame draw:id="id48" presentation:style-name="a230" draw:name="Title 1" svg:x="0.9184in" svg:y="0.5in" svg:width="4.30035in" svg:height="1.75in" presentation:class="title" presentation:placeholder="false">
        <draw:text-box>
          <text:p text:style-name="a229" text:class-names="" text:cond-style-name=""><text:span text:style-name="a228" text:class-names="">Click to edit Master title style</text:span></text:p>
        </draw:text-box>
        <svg:title/>
        <svg:desc/>
      </draw:frame>
      <draw:frame draw:id="id49" presentation:style-name="a246" draw:name="Content Placeholder 2" svg:x="5.6684in" svg:y="1.07986in" svg:width="6.75in" svg:height="5.32986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50" presentation:style-name="a250" draw:name="Text Placeholder 3" svg:x="0.9184in" svg:y="2.25in" svg:width="4.30035in" svg:height="4.1684in" presentation:class="outline" presentation:placeholder="false">
        <draw:text-box>
          <text:list text:style-name="a249">
            <text:list-item>
              <text:p text:style-name="a248" text:class-names="" text:cond-style-name=""><text:span text:style-name="a247" text:class-names="">Click to edit Master text styles</text:span></text:p>
            </text:list-item>
          </text:list>
        </draw:text-box>
        <svg:title/>
        <svg:desc/>
      </draw:frame>
      <draw:frame draw:id="id51" presentation:style-name="a254" draw:name="Date Placeholder 4" svg:x="0.91667in" svg:y="6.95139in" svg:width="3in" svg:height="0.39931in" presentation:class="date-time" presentation:placeholder="false">
        <draw:text-box>
          <text:p text:style-name="a253" text:class-names="" text:cond-style-name=""><text:span text:style-name="a251" text:class-names=""><text:date text:fixed="false" style:data-style-name="a252">5/8/2025</text:date></text:span></text:p>
        </draw:text-box>
        <svg:title/>
        <svg:desc/>
      </draw:frame>
      <draw:frame draw:id="id52" presentation:style-name="a257" draw:name="Footer Placehold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53" presentation:style-name="a260" draw:name="Slide Number Placehold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draw:connector draw:type="line" svg:x1="0.78291in" svg:y1="0.39021in" svg:x2="0.78291in" svg:y2="7.49091in" draw:id="id54" draw:style-name="a261" draw:name="Straight Connector 7">
        <svg:title/>
        <svg:desc/>
      </draw:connector>
    </style:master-page>
    <style:master-page style:name="Master1-Layout9-picTx-Picture-with-Caption" style:page-layout-name="pageLayout1" draw:style-name="a262">
      <draw:frame draw:id="id55" presentation:style-name="a265" draw:name="Title 1" svg:x="0.9184in" svg:y="0.5in" svg:width="4.30035in" svg:height="1.75in" presentation:class="title" presentation:placeholder="false">
        <draw:text-box>
          <text:p text:style-name="a264" text:class-names="" text:cond-style-name=""><text:span text:style-name="a263" text:class-names="">Click to edit Master title style</text:span></text:p>
        </draw:text-box>
        <svg:title/>
        <svg:desc/>
      </draw:frame>
      <draw:frame draw:id="id56" presentation:style-name="a268" draw:name="Picture Placeholder 2" svg:x="5.6684in" svg:y="1.07986in" svg:width="6.75in" svg:height="5.32986in" presentation:class="graphic" presentation:placeholder="false">
        <draw:text-box>
          <text:p text:style-name="a267" text:class-names="" text:cond-style-name=""><text:span text:style-name="a266" text:class-names="">Click icon to add picture</text:span></text:p>
        </draw:text-box>
        <svg:title/>
        <svg:desc/>
      </draw:frame>
      <draw:frame draw:id="id57" presentation:style-name="a272" draw:name="Text Placeholder 3" svg:x="0.9184in" svg:y="2.25in" svg:width="4.30035in" svg:height="4.1684in" presentation:class="outline" presentation:placeholder="false">
        <draw:text-box>
          <text:list text:style-name="a271">
            <text:list-item>
              <text:p text:style-name="a270" text:class-names="" text:cond-style-name=""><text:span text:style-name="a269" text:class-names="">Click to edit Master text styles</text:span></text:p>
            </text:list-item>
          </text:list>
        </draw:text-box>
        <svg:title/>
        <svg:desc/>
      </draw:frame>
      <draw:frame draw:id="id58" presentation:style-name="a276" draw:name="Date Placeholder 4" svg:x="0.91667in" svg:y="6.95139in" svg:width="3in" svg:height="0.39931in" presentation:class="date-time" presentation:placeholder="false">
        <draw:text-box>
          <text:p text:style-name="a275" text:class-names="" text:cond-style-name=""><text:span text:style-name="a273" text:class-names=""><text:date text:fixed="false" style:data-style-name="a274">5/8/2025</text:date></text:span></text:p>
        </draw:text-box>
        <svg:title/>
        <svg:desc/>
      </draw:frame>
      <draw:frame draw:id="id59" presentation:style-name="a279" draw:name="Footer Placeholder 5"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60" presentation:style-name="a282" draw:name="Slide Number Placeholder 6" svg:x="9.41667in" svg:y="6.95139in" svg:width="3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draw:connector draw:type="line" svg:x1="0.78291in" svg:y1="0.39021in" svg:x2="0.78291in" svg:y2="7.49091in" draw:id="id61" draw:style-name="a283" draw:name="Straight Connector 7">
        <svg:title/>
        <svg:desc/>
      </draw:connector>
    </style:master-page>
    <style:master-page style:name="Master1-Layout10-vertTx-Title-and-Vertical-Text" style:page-layout-name="pageLayout1" draw:style-name="a284">
      <draw:frame draw:id="id62" presentation:style-name="a287" draw:name="Title 1" svg:x="0.91667in" svg:y="0.39931in" svg:width="11.5in" svg:height="1.44965in" presentation:class="title" presentation:placeholder="false">
        <draw:text-box>
          <text:p text:style-name="a286" text:class-names="" text:cond-style-name=""><text:span text:style-name="a285" text:class-names="">Click to edit Master title style</text:span></text:p>
        </draw:text-box>
        <svg:title/>
        <svg:desc/>
      </draw:frame>
      <draw:frame draw:id="id63" presentation:style-name="a303" draw:name="Vertical Text Placeholder 2" svg:x="0.91667in" svg:y="1.99653in" svg:width="11.5in" svg:height="4.75868in" presentation:class="outline" presentation:placeholder="false">
        <draw:text-box>
          <text:list text:style-name="a290">
            <text:list-item>
              <text:p text:style-name="a289" text:class-names="" text:cond-style-name=""><text:span text:style-name="a288" text:class-names="">Click to edit Master text styles</text:span></text:p>
            </text:list-item>
          </text:list>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300" text:class-names="">Fifth level</text:span></text:p>
                            </text:list-item>
                          </text:list>
                        </text:list-item>
                      </text:list>
                    </text:list-item>
                  </text:list>
                </text:list-item>
              </text:list>
            </text:list-item>
          </text:list>
        </draw:text-box>
        <svg:title/>
        <svg:desc/>
      </draw:frame>
      <draw:frame draw:id="id64" presentation:style-name="a307" draw:name="Date Placeholder 3" svg:x="0.91667in" svg:y="6.95139in" svg:width="3in" svg:height="0.39931in" presentation:class="date-time" presentation:placeholder="false">
        <draw:text-box>
          <text:p text:style-name="a306" text:class-names="" text:cond-style-name=""><text:span text:style-name="a304" text:class-names=""><text:date text:fixed="false" style:data-style-name="a305">5/8/2025</text:date></text:span></text:p>
        </draw:text-box>
        <svg:title/>
        <svg:desc/>
      </draw:frame>
      <draw:frame draw:id="id65" presentation:style-name="a310" draw:name="Footer Placeholder 4" svg:x="4.41667in" svg:y="6.95139in" svg:width="4.5in" svg:height="0.39931in" presentation:class="footer" presentation:placeholder="false">
        <draw:text-box>
          <text:p text:style-name="a309" text:class-names="" text:cond-style-name=""><text:span text:style-name="a308" text:class-names=""/></text:p>
        </draw:text-box>
        <svg:title/>
        <svg:desc/>
      </draw:frame>
      <draw:frame draw:id="id66" presentation:style-name="a313" draw:name="Slide Number Placeholder 5" svg:x="9.41667in" svg:y="6.95139in" svg:width="3in" svg:height="0.39931in" presentation:class="page-number" presentation:placeholder="false">
        <draw:text-box>
          <text:p text:style-name="a312" text:class-names="" text:cond-style-name=""><text:span text:style-name="a311" text:class-names=""><text:page-number style:num-format="1" text:fixed="false"/></text:span></text:p>
        </draw:text-box>
        <svg:title/>
        <svg:desc/>
      </draw:frame>
      <draw:connector draw:type="line" svg:x1="0.78291in" svg:y1="0.39021in" svg:x2="0.78291in" svg:y2="7.49091in" draw:id="id67" draw:style-name="a314" draw:name="Straight Connector 6">
        <svg:title/>
        <svg:desc/>
      </draw:connector>
    </style:master-page>
    <style:master-page style:name="Master1-Layout11-vertTitleAndTx-Vertical-Title-and-Text" style:page-layout-name="pageLayout1" draw:style-name="a315">
      <draw:frame draw:id="id68" presentation:style-name="a318" draw:name="Vertical Title 1" svg:x="9.54167in" svg:y="0.39931in" svg:width="2.875in" svg:height="6.3559in" presentation:class="title" presentation:placeholder="false">
        <draw:text-box>
          <text:p text:style-name="a317" text:class-names="" text:cond-style-name=""><text:span text:style-name="a316" text:class-names="">Click to edit Master title style</text:span></text:p>
        </draw:text-box>
        <svg:title/>
        <svg:desc/>
      </draw:frame>
      <draw:frame draw:id="id69" presentation:style-name="a334" draw:name="Vertical Text Placeholder 2" svg:x="0.91667in" svg:y="0.39931in" svg:width="8.45833in" svg:height="6.3559in" presentation:class="outline"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70" presentation:style-name="a338" draw:name="Date Placeholder 3" svg:x="0.91667in" svg:y="6.95139in" svg:width="3in" svg:height="0.39931in" presentation:class="date-time" presentation:placeholder="false">
        <draw:text-box>
          <text:p text:style-name="a337" text:class-names="" text:cond-style-name=""><text:span text:style-name="a335" text:class-names=""><text:date text:fixed="false" style:data-style-name="a336">5/8/2025</text:date></text:span></text:p>
        </draw:text-box>
        <svg:title/>
        <svg:desc/>
      </draw:frame>
      <draw:frame draw:id="id71"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72" presentation:style-name="a344" draw:name="Slide Number Placeholder 5"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draw:connector draw:type="line" svg:x1="0.00909in" svg:y1="0.28638in" svg:x2="12.42576in" svg:y2="0.28638in" draw:id="id73" draw:style-name="a345" draw:name="Straight Connector 6">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testebotaria@outlook.com</dc:creator>
    <meta:creation-date>2025-05-05T22:34:54Z</meta:creation-date>
    <dc:date>2025-05-08T13:35:19Z</dc:date>
    <meta:template xlink:href="office%20theme" xlink:type="simple"/>
    <meta:editing-cycles>66</meta:editing-cycles>
    <meta:editing-duration>PT287S</meta:editing-duration>
    <meta:document-statistic meta:paragraph-count="10" meta:word-count="120"/>
  </office:meta>
</office:document-meta>
</file>